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A600000298CAE13FE4.png"/>
  <manifest:file-entry manifest:media-type="image/png" manifest:full-path="Pictures/10000000000004B7000002D0548903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没有填充和线条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2" draw:id="id2" draw:layer="layout" svg:width="4.3cm" svg:height="0.9cm" svg:x="18.45cm" svg:y="4.1cm">
          <text:p text:style-name="P1">Http</text:p>
        </draw:rect>
        <draw:rect draw:style-name="gr1" draw:text-style-name="P1" xml:id="id1" draw:id="id1" draw:layer="layout" svg:width="4.3cm" svg:height="0.9cm" svg:x="18.45cm" svg:y="2cm">
          <text:p text:style-name="P1">app</text:p>
        </draw:rect>
        <draw:rect draw:style-name="gr1" draw:text-style-name="P1" xml:id="id4" draw:id="id4" draw:layer="layout" svg:width="4.3cm" svg:height="0.9cm" svg:x="18.45cm" svg:y="8.6cm">
          <text:p text:style-name="P1">Admin</text:p>
        </draw:rect>
        <draw:rect draw:style-name="gr1" draw:text-style-name="P1" xml:id="id3" draw:id="id3" draw:layer="layout" svg:width="4.3cm" svg:height="0.9cm" svg:x="18.45cm" svg:y="6.5cm">
          <text:p text:style-name="P1">Controllers</text:p>
        </draw:rect>
        <draw:rect draw:style-name="gr1" draw:text-style-name="P1" xml:id="id7" draw:id="id7" draw:layer="layout" svg:width="4.3cm" svg:height="0.9cm" svg:x="12.4cm" svg:y="17.1cm">
          <text:p text:style-name="P1">addSdk</text:p>
        </draw:rect>
        <draw:rect draw:style-name="gr1" draw:text-style-name="P1" xml:id="id13" draw:id="id13" draw:layer="layout" svg:width="4.3cm" svg:height="0.9cm" svg:x="31.5cm" svg:y="29cm">
          <text:p text:style-name="P1">package</text:p>
        </draw:rect>
        <draw:rect draw:style-name="gr1" draw:text-style-name="P1" xml:id="id11" draw:id="id11" draw:layer="layout" svg:width="4.3cm" svg:height="0.9cm" svg:x="15.1cm" svg:y="34.1cm">
          <text:p text:style-name="P1">buildCocoapodCode</text:p>
        </draw:rect>
        <draw:rect draw:style-name="gr1" draw:text-style-name="P1" xml:id="id8" draw:id="id8" draw:layer="layout" svg:width="4.3cm" svg:height="0.9cm" svg:x="24.5cm" svg:y="17.1cm">
          <text:p text:style-name="P1">updateSdk</text:p>
        </draw:rect>
        <draw:rect draw:style-name="gr1" draw:text-style-name="P1" xml:id="id6" draw:id="id6" draw:layer="layout" svg:width="4.3cm" svg:height="0.9cm" svg:x="18.45cm" svg:y="14.4cm">
          <text:p text:style-name="P1">SdkIosController</text:p>
        </draw:rect>
        <draw:rect draw:style-name="gr1" draw:text-style-name="P1" xml:id="id10" draw:id="id10" draw:layer="layout" svg:width="4.3cm" svg:height="0.9cm" svg:x="15.1cm" svg:y="31.3cm">
          <text:p text:style-name="P1">SdkIosAutoBuildService</text:p>
        </draw:rect>
        <draw:rect draw:style-name="gr1" draw:text-style-name="P1" xml:id="id9" draw:id="id9" draw:layer="layout" svg:width="4.3cm" svg:height="0.9cm" svg:x="18.45cm" svg:y="21.3cm">
          <text:p text:style-name="P1">saveSdk</text:p>
        </draw:rect>
        <draw:rect draw:style-name="gr1" draw:text-style-name="P1" xml:id="id14" draw:id="id14" draw:layer="layout" svg:width="4.3cm" svg:height="0.9cm" svg:x="31.5cm" svg:y="32.2cm">
          <text:p text:style-name="P1">buildPackage</text:p>
        </draw:rect>
        <draw:rect draw:style-name="gr1" draw:text-style-name="P1" xml:id="id12" draw:id="id12" draw:layer="layout" svg:width="4.3cm" svg:height="0.9cm" svg:x="15.1cm" svg:y="28.7cm">
          <text:p text:style-name="P1">buildCode</text:p>
        </draw:rect>
        <draw:connector draw:style-name="gr2" draw:text-style-name="P1" draw:layer="layout" draw:type="line" svg:x1="20.6cm" svg:y1="2.9cm" svg:x2="20.6cm" svg:y2="4.1cm" draw:start-shape="id1" draw:start-glue-point="2" draw:end-shape="id2" draw:end-glue-point="0" svg:d="M20600 2900v1200">
          <text:p/>
        </draw:connector>
        <draw:connector draw:style-name="gr2" draw:text-style-name="P1" draw:layer="layout" draw:type="line" svg:x1="20.6cm" svg:y1="5cm" svg:x2="20.6cm" svg:y2="6.5cm" draw:start-shape="id2" draw:start-glue-point="2" draw:end-shape="id3" draw:end-glue-point="0" svg:d="M20600 5000v1500">
          <text:p/>
        </draw:connector>
        <draw:connector draw:style-name="gr2" draw:text-style-name="P1" draw:layer="layout" draw:type="line" svg:x1="20.6cm" svg:y1="7.4cm" svg:x2="20.6cm" svg:y2="8.6cm" draw:start-shape="id3" draw:start-glue-point="2" draw:end-shape="id4" draw:end-glue-point="0" svg:d="M20600 7400v1200">
          <text:p/>
        </draw:connector>
        <draw:connector draw:style-name="gr2" draw:text-style-name="P1" draw:layer="layout" draw:type="line" svg:x1="20.6cm" svg:y1="12cm" svg:x2="20.6cm" svg:y2="14.4cm" draw:start-shape="id5" draw:start-glue-point="2" draw:end-shape="id6" svg:d="M20600 12000v2400">
          <text:p/>
        </draw:connector>
        <draw:connector draw:style-name="gr2" draw:text-style-name="P1" draw:layer="layout" draw:type="line" svg:x1="20.6cm" svg:y1="15.3cm" svg:x2="14.55cm" svg:y2="17.1cm" draw:start-shape="id6" draw:start-glue-point="2" draw:end-shape="id7" draw:end-glue-point="0" svg:d="M20600 15300l-6050 1800">
          <text:p/>
        </draw:connector>
        <draw:connector draw:style-name="gr2" draw:text-style-name="P1" draw:layer="layout" draw:type="line" svg:x1="20.6cm" svg:y1="15.3cm" svg:x2="26.65cm" svg:y2="17.1cm" draw:start-shape="id6" draw:start-glue-point="2" draw:end-shape="id8" draw:end-glue-point="0" svg:d="M20600 15300l6050 1800">
          <text:p/>
        </draw:connector>
        <draw:rect draw:style-name="gr1" draw:text-style-name="P1" xml:id="id5" draw:id="id5" draw:layer="layout" svg:width="4.3cm" svg:height="0.9cm" svg:x="18.45cm" svg:y="11.1cm">
          <text:p text:style-name="P1">BaseSdkController</text:p>
        </draw:rect>
        <draw:connector draw:style-name="gr2" draw:text-style-name="P1" draw:layer="layout" draw:type="line" svg:x1="20.6cm" svg:y1="9.5cm" svg:x2="20.6cm" svg:y2="11.1cm" draw:start-shape="id4" draw:start-glue-point="2" draw:end-shape="id5" draw:end-glue-point="0" svg:d="M20600 9500v1600">
          <text:p/>
        </draw:connector>
        <draw:connector draw:style-name="gr2" draw:text-style-name="P1" draw:layer="layout" draw:type="line" svg:x1="14.55cm" svg:y1="18cm" svg:x2="20.6cm" svg:y2="21.3cm" draw:start-shape="id7" draw:start-glue-point="2" draw:end-shape="id9" draw:end-glue-point="0" svg:d="M14550 18000l6050 3300">
          <text:p/>
        </draw:connector>
        <draw:connector draw:style-name="gr2" draw:text-style-name="P1" draw:layer="layout" draw:type="line" svg:x1="26.65cm" svg:y1="18cm" svg:x2="20.6cm" svg:y2="21.3cm" draw:start-shape="id8" draw:start-glue-point="2" draw:end-shape="id9" draw:end-glue-point="0" svg:d="M26650 18000l-6050 3300">
          <text:p/>
        </draw:connector>
        <draw:connector draw:style-name="gr2" draw:text-style-name="P1" draw:layer="layout" draw:type="line" svg:x1="17.25cm" svg:y1="32.2cm" svg:x2="17.25cm" svg:y2="34.1cm" draw:start-shape="id10" draw:start-glue-point="2" draw:end-shape="id11" draw:end-glue-point="0" svg:d="M17250 32200v1900">
          <text:p/>
        </draw:connector>
        <draw:connector draw:style-name="gr2" draw:text-style-name="P1" draw:layer="layout" draw:type="line" svg:x1="17.25cm" svg:y1="29.6cm" svg:x2="17.25cm" svg:y2="31.3cm" draw:start-shape="id12" draw:start-glue-point="2" draw:end-shape="id10" draw:end-glue-point="0" svg:d="M17250 29600v1700">
          <text:p/>
        </draw:connector>
        <draw:frame draw:style-name="gr3" draw:text-style-name="P1" draw:layer="layout" svg:width="45.031cm" svg:height="17.567cm" svg:x="-0.3cm" svg:y="36.9cm">
          <draw:image xlink:href="Pictures/10000000000006A600000298CAE13FE4.png" xlink:type="simple" xlink:show="embed" xlink:actuate="onLoad">
            <text:p/>
          </draw:image>
        </draw:frame>
        <draw:frame draw:style-name="gr3" draw:text-style-name="P1" draw:layer="layout" svg:width="31.934cm" svg:height="19.049cm" svg:x="2.2cm" svg:y="47.151cm">
          <draw:image xlink:href="Pictures/10000000000004B7000002D054890303.png" xlink:type="simple" xlink:show="embed" xlink:actuate="onLoad">
            <text:p/>
          </draw:image>
        </draw:frame>
        <draw:line draw:style-name="gr2" draw:text-style-name="P1" draw:layer="layout" svg:x1="13.2cm" svg:y1="44cm" svg:x2="11.6cm" svg:y2="54.3cm">
          <text:p/>
        </draw:line>
        <draw:connector draw:style-name="gr2" draw:text-style-name="P1" draw:layer="layout" draw:type="line" svg:x1="33.65cm" svg:y1="29.9cm" svg:x2="33.65cm" svg:y2="32.2cm" draw:start-shape="id13" draw:start-glue-point="2" draw:end-shape="id14" draw:end-glue-point="0" svg:d="M33650 29900v2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08T18:25:46.35</meta:creation-date>
    <dc:date>2021-11-09T13:44:50.62</dc:date>
    <meta:editing-duration>PT5H48M</meta:editing-duration>
    <meta:editing-cycles>8</meta:editing-cycles>
    <meta:generator>OpenOffice/4.1.10$Win32 OpenOffice.org_project/4110m2$Build-9807</meta:generator>
    <meta:document-statistic meta:object-count="29"/>
  </office:meta>
</office:document-meta>
</file>